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29386" officeooo:paragraph-rsid="00129386" style:font-weight-asian="bold" style:font-weight-complex="bold"/>
    </style:style>
    <style:style style:name="P2" style:family="paragraph" style:parent-style-name="Standard">
      <style:text-properties fo:color="#000000" fo:font-weight="normal" officeooo:rsid="0013d89a" officeooo:paragraph-rsid="0013d89a" style:font-weight-asian="normal" style:font-weight-complex="normal"/>
    </style:style>
    <style:style style:name="P3" style:family="paragraph" style:parent-style-name="Standard">
      <style:text-properties fo:color="#000000" fo:font-weight="normal" officeooo:rsid="001536e4" officeooo:paragraph-rsid="001536e4" style:font-weight-asian="normal" style:font-weight-complex="normal"/>
    </style:style>
    <style:style style:name="P4" style:family="paragraph" style:parent-style-name="Standard">
      <style:text-properties fo:color="#000000" officeooo:paragraph-rsid="002f28cf"/>
    </style:style>
    <style:style style:name="P5" style:family="paragraph" style:parent-style-name="Standard">
      <style:text-properties fo:color="#000000" officeooo:rsid="0010e605" officeooo:paragraph-rsid="0010e605"/>
    </style:style>
    <style:style style:name="P6" style:family="paragraph" style:parent-style-name="Standard">
      <style:text-properties officeooo:paragraph-rsid="0013d89a"/>
    </style:style>
    <style:style style:name="P7" style:family="paragraph" style:parent-style-name="Standard">
      <style:text-properties officeooo:rsid="001904ab" officeooo:paragraph-rsid="001904ab"/>
    </style:style>
    <style:style style:name="P8" style:family="paragraph" style:parent-style-name="Standard">
      <style:text-properties fo:font-weight="normal" officeooo:rsid="001c1d8b" officeooo:paragraph-rsid="001c1d8b" style:font-weight-asian="normal" style:font-weight-complex="normal"/>
    </style:style>
    <style:style style:name="P9" style:family="paragraph" style:parent-style-name="Standard">
      <style:text-properties officeooo:paragraph-rsid="002f28cf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2cdb71"/>
    </style:style>
    <style:style style:name="P12" style:family="paragraph" style:parent-style-name="Standard" style:list-style-name="L1">
      <style:text-properties officeooo:paragraph-rsid="000ee68b"/>
    </style:style>
    <style:style style:name="P13" style:family="paragraph" style:parent-style-name="Standard" style:list-style-name="L1">
      <style:text-properties fo:font-weight="bold" style:font-weight-asian="bold" style:font-weight-complex="bold"/>
    </style:style>
    <style:style style:name="P14" style:family="paragraph" style:parent-style-name="Standard" style:list-style-name="L2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bold" officeooo:rsid="002f28cf" officeooo:paragraph-rsid="002f28cf" style:font-weight-asian="bold" style:font-weight-complex="bold"/>
    </style:style>
    <style:style style:name="P16" style:family="paragraph" style:parent-style-name="Standard">
      <style:text-properties fo:font-weight="bold" officeooo:rsid="003795f0" officeooo:paragraph-rsid="003795f0" style:font-weight-asian="bold" style:font-weight-complex="bold"/>
    </style:style>
    <style:style style:name="P17" style:family="paragraph" style:parent-style-name="Standard" style:list-style-name="L1">
      <style:text-properties fo:color="#000000" fo:font-weight="bold" officeooo:rsid="0017a148" officeooo:paragraph-rsid="0017a148" style:font-weight-asian="bold" style:font-weight-complex="bold"/>
    </style:style>
    <style:style style:name="P18" style:family="paragraph" style:parent-style-name="Standard" style:list-style-name="L3">
      <style:text-properties fo:color="#000000" fo:font-weight="normal" officeooo:rsid="001536e4" officeooo:paragraph-rsid="001536e4" style:font-weight-asian="normal" style:font-weight-complex="normal"/>
    </style:style>
    <style:style style:name="P19" style:family="paragraph" style:parent-style-name="Standard" style:list-style-name="L3">
      <style:text-properties fo:color="#000000" fo:font-style="italic" fo:font-weight="normal" officeooo:rsid="001536e4" officeooo:paragraph-rsid="001536e4" style:font-style-asian="italic" style:font-weight-asian="normal" style:font-style-complex="italic" style:font-weight-complex="normal"/>
    </style:style>
    <style:style style:name="P20" style:family="paragraph" style:parent-style-name="Standard" style:list-style-name="L3">
      <style:text-properties fo:color="#000000" fo:font-style="normal" fo:font-weight="normal" officeooo:rsid="001536e4" officeooo:paragraph-rsid="001536e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fo:font-style="normal" fo:font-weight="normal" officeooo:rsid="0020631d" officeooo:paragraph-rsid="0020631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fo:font-style="normal" fo:font-weight="normal" officeooo:rsid="0020631d" officeooo:paragraph-rsid="0032b7e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0" fo:font-style="normal" fo:font-weight="normal" officeooo:rsid="0032b7e3" officeooo:paragraph-rsid="0032b7e3" style:font-style-asian="normal" style:font-weight-asian="normal" style:font-style-complex="normal" style:font-weight-complex="normal"/>
    </style:style>
    <style:style style:name="P24" style:family="paragraph" style:parent-style-name="Standard" style:list-style-name="L6">
      <style:text-properties fo:color="#000000" fo:font-style="normal" fo:font-weight="normal" officeooo:rsid="0032b7e3" officeooo:paragraph-rsid="0032b7e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fo:font-style="normal" fo:font-weight="bold" officeooo:rsid="0032b7e3" officeooo:paragraph-rsid="0032b7e3" style:font-style-asian="normal" style:font-weight-asian="bold" style:font-style-complex="normal" style:font-weight-complex="bold"/>
    </style:style>
    <style:style style:name="P26" style:family="paragraph" style:parent-style-name="Standard" style:list-style-name="L5">
      <style:text-properties fo:color="#000000" officeooo:rsid="0032b7e3" officeooo:paragraph-rsid="0032b7e3"/>
    </style:style>
    <style:style style:name="P27" style:family="paragraph" style:parent-style-name="Standard" style:list-style-name="L2"/>
    <style:style style:name="P28" style:family="paragraph" style:parent-style-name="Standard" style:list-style-name="L2">
      <style:text-properties officeooo:paragraph-rsid="002e593f"/>
    </style:style>
    <style:style style:name="P29" style:family="paragraph" style:parent-style-name="Standard" style:list-style-name="L2">
      <style:text-properties officeooo:paragraph-rsid="001fd8c6"/>
    </style:style>
    <style:style style:name="P30" style:family="paragraph" style:parent-style-name="Standard" style:list-style-name="L2">
      <style:text-properties officeooo:paragraph-rsid="000f2681"/>
    </style:style>
    <style:style style:name="P31" style:family="paragraph" style:parent-style-name="Standard">
      <style:text-properties fo:color="#0072e4" officeooo:rsid="002f28cf" officeooo:paragraph-rsid="002f28cf"/>
    </style:style>
    <style:style style:name="P32" style:family="paragraph" style:parent-style-name="Standard" style:list-style-name="L3">
      <style:text-properties officeooo:paragraph-rsid="001536e4"/>
    </style:style>
    <style:style style:name="P33" style:family="paragraph" style:parent-style-name="Standard" style:list-style-name="L3">
      <style:text-properties officeooo:rsid="001536e4" officeooo:paragraph-rsid="001536e4"/>
    </style:style>
    <style:style style:name="P34" style:family="paragraph" style:parent-style-name="Standard">
      <style:text-properties officeooo:paragraph-rsid="002f28cf"/>
    </style:style>
    <style:style style:name="P35" style:family="paragraph" style:parent-style-name="Standard">
      <style:text-properties officeooo:paragraph-rsid="0032b7e3"/>
    </style:style>
    <style:style style:name="P36" style:family="paragraph" style:parent-style-name="Standard" style:list-style-name="L5">
      <style:text-properties officeooo:rsid="0032b7e3" officeooo:paragraph-rsid="0032b7e3"/>
    </style:style>
    <style:style style:name="P37" style:family="paragraph" style:parent-style-name="Standard">
      <style:text-properties officeooo:rsid="0032b7e3" officeooo:paragraph-rsid="0032b7e3"/>
    </style:style>
    <style:style style:name="P38" style:family="paragraph" style:parent-style-name="Standard">
      <style:text-properties officeooo:rsid="0032b7e3" officeooo:paragraph-rsid="0020631d"/>
    </style:style>
    <style:style style:name="P39" style:family="paragraph" style:parent-style-name="Standard">
      <style:text-properties fo:font-weight="normal" officeooo:rsid="003795f0" officeooo:paragraph-rsid="003795f0" style:font-weight-asian="normal" style:font-weight-complex="normal"/>
    </style:style>
    <style:style style:name="P40" style:family="paragraph" style:parent-style-name="Standard">
      <style:text-properties fo:font-weight="normal" officeooo:rsid="003795f0" officeooo:paragraph-rsid="003906a5" style:font-weight-asian="normal" style:font-weight-complex="normal"/>
    </style:style>
    <style:style style:name="P41" style:family="paragraph" style:parent-style-name="Standard">
      <style:text-properties fo:font-weight="normal" officeooo:rsid="003795f0" officeooo:paragraph-rsid="0039539d" style:font-weight-asian="normal" style:font-weight-complex="normal"/>
    </style:style>
    <style:style style:name="P42" style:family="paragraph" style:parent-style-name="Standard">
      <style:text-properties fo:font-weight="normal" officeooo:rsid="003906a5" officeooo:paragraph-rsid="003906a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7e3" style:font-weight-asian="bold" style:font-weight-complex="bold"/>
    </style:style>
    <style:style style:name="T3" style:family="text">
      <style:text-properties officeooo:rsid="000ee68b"/>
    </style:style>
    <style:style style:name="T4" style:family="text">
      <style:text-properties officeooo:rsid="0013d89a"/>
    </style:style>
    <style:style style:name="T5" style:family="text">
      <style:text-properties fo:color="#000000"/>
    </style:style>
    <style:style style:name="T6" style:family="text">
      <style:text-properties fo:color="#000000" fo:font-weight="normal" officeooo:rsid="001536e4" style:font-weight-asian="normal" style:font-weight-complex="normal"/>
    </style:style>
    <style:style style:name="T7" style:family="text">
      <style:text-properties fo:color="#000000" fo:font-weight="normal" officeooo:rsid="0016cad6" style:font-weight-asian="normal" style:font-weight-complex="normal"/>
    </style:style>
    <style:style style:name="T8" style:family="text">
      <style:text-properties fo:color="#000000" fo:font-weight="normal" officeooo:rsid="0013d89a" style:font-weight-asian="normal" style:font-weight-complex="normal"/>
    </style:style>
    <style:style style:name="T9" style:family="text">
      <style:text-properties fo:color="#000000" fo:font-weight="normal" officeooo:rsid="0018a8aa" style:font-weight-asian="normal" style:font-weight-complex="normal"/>
    </style:style>
    <style:style style:name="T10" style:family="text">
      <style:text-properties fo:color="#000000" fo:font-weight="normal" officeooo:rsid="001fd1c6" style:font-weight-asian="normal" style:font-weight-complex="normal"/>
    </style:style>
    <style:style style:name="T11" style:family="text">
      <style:text-properties fo:color="#000000" fo:font-style="italic" fo:font-weight="normal" officeooo:rsid="001536e4" style:font-style-asian="italic" style:font-weight-asian="normal" style:font-style-complex="italic" style:font-weight-complex="normal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536e4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18a8aa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1ae5c0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32b7e3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000000" fo:font-style="normal" style:font-style-asian="normal" style:font-style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officeooo:rsid="002a34f7"/>
    </style:style>
    <style:style style:name="T21" style:family="text">
      <style:text-properties fo:color="#000000" officeooo:rsid="002e593f"/>
    </style:style>
    <style:style style:name="T22" style:family="text">
      <style:text-properties fo:color="#000000" officeooo:rsid="001877f7"/>
    </style:style>
    <style:style style:name="T23" style:family="text">
      <style:text-properties fo:color="#000000" officeooo:rsid="002f28cf"/>
    </style:style>
    <style:style style:name="T24" style:family="text">
      <style:text-properties fo:color="#000000" officeooo:rsid="000f2681"/>
    </style:style>
    <style:style style:name="T25" style:family="text">
      <style:text-properties fo:color="#000000" officeooo:rsid="0032b7e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7a48f"/>
    </style:style>
    <style:style style:name="T28" style:family="text">
      <style:text-properties fo:font-weight="normal" officeooo:rsid="002f28cf" style:font-weight-asian="normal" style:font-weight-complex="normal"/>
    </style:style>
    <style:style style:name="T29" style:family="text">
      <style:text-properties officeooo:rsid="0030d845"/>
    </style:style>
    <style:style style:name="T30" style:family="text">
      <style:text-properties officeooo:rsid="0032b7e3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395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ариант 72 (***) - <text:span text:style-name="T29">SakeLang</text:span></text:p>
      <text:p text:style-name="Standard">Разработать систему для управления квадрокоптером, осуществляющим передвижение по лабиринту.</text:p>
      <text:p text:style-name="Standard">Ячейка лабиринта имеет форму куба.</text:p>
      <text:p text:style-name="Standard">Робот может передвинуться в соседнюю ячейку в случае отсутствия в ней препятствия. Роботу</text:p>
      <text:p text:style-name="Standard">известны координаты выходов из лабиринт<text:span text:style-name="T5">а, но</text:span><text:span text:style-name="T20"> не</text:span><text:span text:style-name="T5"> известен маршрут до них.</text:span></text:p>
      <text:p text:style-name="Standard"><text:tab/>1. Разработать формальный язык для описания действий клеточного робота с поддержкой следующих литералов, операторов и предложений:</text:p>
      <text:list xml:id="list1982356353" text:style-name="L1">
        <text:list-item>
          <text:p text:style-name="P10">Знаковых целочисленных литералов в десятичном и шестнадцатеричном формате (начинается с символа x, далее идут символы в 0-9A_F);</text:p>
        </text:list-item>
        <text:list-item>
          <text:p text:style-name="P11">Логических литералов <text:span text:style-name="T1">shinri</text:span> и <text:span text:style-name="T19">osu</text:span><text:span text:style-name="T5">; логические константы и выражения преобразуются к знаковым целочисленным как 1 и 0 соответственно, 0 преобразуется в osu, любое другое число в shinri;</text:span></text:p>
        </text:list-item>
        <text:list-item>
          <text:p text:style-name="P10"><text:span text:style-name="T5">Объявление переменных/констант в </text:span>форматах:</text:p>
          <text:list>
            <text:list-item>
              <text:p text:style-name="P10">Целочисленная переменная со знаком <text:span text:style-name="T1">seisu</text:span> <text:span text:style-name="T1">&lt;имя идентификатора&gt;[ = &lt;арифметическое выражение&gt;];</text:span></text:p>
            </text:list-item>
            <text:list-item>
              <text:p text:style-name="P10">Логическая переменная <text:bookmark-start text:name="__DdeLink__861_1187784787"/><text:span text:style-name="T1">ronri</text:span><text:bookmark-end text:name="__DdeLink__861_1187784787"/><text:span text:style-name="T1"> &lt;имя идентификатора &gt; [= &lt;логическое выражение&gt;];</text:span></text:p>
            </text:list-item>
            <text:list-item>
              <text:p text:style-name="P12">Кубическая ячейка пространства <text:span text:style-name="T1">rippotai &lt;имя идентификатора &gt; = &lt;арифметическое выражение координата X&gt;, &lt;арифметическое выражение координата Y&gt;, &lt;арифметическое выражение координата Z&gt;, &lt;логическое выражение признак занятости препятствием&gt;}; </text:span><text:span text:style-name="T28">Может быть NULL</text:span></text:p>
            </text:list-item>
            <text:list-item>
              <text:p text:style-name="P12">к свойствам ячейки можно обратиться при помощи оператора &lt;имя переменной ячейки&gt;=&gt;&lt;поле ячейки&gt; <text:span text:style-name="T23">(</text:span><text:span text:style-name="T22">X, Y, Z, kabe (стена)</text:span><text:span text:style-name="T23">)</text:span></text:p>
            </text:list-item>
            <text:list-item>
              <text:p text:style-name="P10">Переменная массив <text:span text:style-name="T1">hairetsu &lt;имя идентификатора&gt; = {&lt;арифметическое выражение размерность в пространстве 1&gt;[, &lt;арифметическое выражение размерность в пространстве 2&gt;,...]}; </text:span>в одном массиве могут храниться элементы разных типов (в том числе массивы);</text:p>
            </text:list-item>
          </text:list>
        </text:list-item>
      </text:list>
      <text:p text:style-name="Standard"/>
      <text:list xml:id="list3013528510490" text:continue-numbering="true" text:style-name="L1">
        <text:list-item>
          <text:p text:style-name="P10">Обращение к элементу массива</text:p>
          <text:list>
            <text:list-item>
              <text:p text:style-name="P10">&lt;имя идентификатора&gt; [&lt;арифметическое выражение индекс 1, [арифметическое выражение индекс 2,...)]] – получение элемента массива с заданными координатами;</text:p>
            </text:list-item>
          </text:list>
        </text:list-item>
        <text:list-item>
          <text:p text:style-name="P10">Оператор получения размерности массива</text:p>
          <text:list>
            <text:list-item>
              <text:p text:style-name="P13">jigen &lt;имя идентификатора массива&gt;</text:p>
            </text:list-item>
          </text:list>
        </text:list-item>
        <text:list-item>
          <text:p text:style-name="P17">Размер массива - <text:bookmark-start text:name="__DdeLink__9_1493581158"/><text:span text:style-name="T27">nagasa</text:span><text:bookmark-end text:name="__DdeLink__9_1493581158"/></text:p>
        </text:list-item>
      </text:list>
      <text:p text:style-name="Standard"/>
      <text:p text:style-name="Standard">Применяется строгая типизация, если преобразование не определено и типы не совпадают, то</text:p>
      <text:p text:style-name="Standard">это семантическая ошибка.</text:p>
      <text:p text:style-name="Standard"/>
      <text:list xml:id="list3841538529" text:style-name="L2">
        <text:list-item>
          <text:p text:style-name="P27">Оператор сравнения типов</text:p>
          <text:list>
            <text:list-item>
              <text:p text:style-name="P27"><text:span text:style-name="T1">ruikei </text:span><text:span text:style-name="T2">&lt;</text:span><text:span text:style-name="T1">&lt;имя идентификатора / элементы массива / имя типа&gt;, &lt;имя идентификатора / элементы массива / имя типа&gt;</text:span><text:span text:style-name="T2">&gt;</text:span><text:span text:style-name="T1">;</text:span> если типы совпадаю<text:span text:style-name="T3">т</text:span> возвращает shinri, ина<text:span text:style-name="T5">че </text:span><text:span text:style-name="T21">osu</text:span><text:span text:style-name="T5">.</text:span></text:p>
            </text:list-item>
          </text:list>
        </text:list-item>
        <text:list-item>
          <text:p text:style-name="P27">Операторов присваивания ‘=’;</text:p>
        </text:list-item>
        <text:list-item>
          <text:p text:style-name="P27">Арифметических операторов:</text:p>
          <text:list>
            <text:list-item>
              <text:p text:style-name="P14">&lt;арифметическое выражение&gt; + &lt;арифметическое выражение&gt;</text:p>
            </text:list-item>
            <text:list-item>
              <text:p text:style-name="P27">&lt; арифметическое выражение &gt; - &lt; арифметическое выражение &gt;</text:p>
            </text:list-item>
          </text:list>
        </text:list-item>
        <text:list-item>
          <text:p text:style-name="P27">Логических операторов (результат логическое выражение):</text:p>
          <text:list>
            <text:list-item>
              <text:p text:style-name="P14">~ &lt;логическое выражение &gt; (отрицание) ;</text:p>
            </text:list-item>
            <text:list-item>
              <text:p text:style-name="P14">&lt;логическое выражение &gt; ^ &lt;логическое выражение&gt; (конъюнкция);</text:p>
            </text:list-item>
            <text:list-item>
              <text:p text:style-name="P14"><text:soft-page-break/>&lt;логическое выражение &gt; v &lt;логическое выражение&gt; (дизъюнкция);</text:p>
            </text:list-item>
          </text:list>
        </text:list-item>
        <text:list-item>
          <text:p text:style-name="P27">Операторов сравнения:</text:p>
          <text:list>
            <text:list-item>
              <text:p text:style-name="P14">&lt;арифметическое выражение&gt; &lt; &lt;арифметическое выражение&gt;;</text:p>
            </text:list-item>
            <text:list-item>
              <text:p text:style-name="P14">&lt;арифметическое выражение&gt; &gt; &lt;арифметическое выражение&gt;;</text:p>
            </text:list-item>
          </text:list>
        </text:list-item>
        <text:list-item>
          <text:p text:style-name="P27">Операторов цикла</text:p>
          <text:list>
            <text:list-item>
              <text:p text:style-name="P28"><text:span text:style-name="T1">shuki &lt;идентификатор&gt; = &lt;арифметическое выражение скаляр 1&gt;: &lt;арифметическое выражение скаляр 2&gt; kido &lt;предложения языка &gt; shushi</text:span> (выполнение тела цикла с изменением идентификатора скаляра от значения выражения 1 до значения выражения 2; выражения вычисляются при инициализации цикла) <text:span text:style-name="T21">(seisu не нужен)</text:span></text:p>
            </text:list-item>
          </text:list>
        </text:list-item>
        <text:list-item>
          <text:p text:style-name="P29">Условных операторов <text:span text:style-name="T1">sorenara &lt;логическое выражение&gt; kido &lt;предложение языка / группа предложений&gt; shushi;</text:span></text:p>
        </text:list-item>
        <text:list-item>
          <text:p text:style-name="P30">Операторов управления роботом</text:p>
          <text:list>
            <text:list-item>
              <text:p text:style-name="P27">перемещения робота на одну клетку в заданном направлении относительно текущего <text:span text:style-name="T1">^-^ </text:span>– вверх, <text:span text:style-name="T1">v-v</text:span> – вниз, <text:span text:style-name="T1">&lt;-&lt; </text:span>– влево, <text:span text:style-name="T1">&gt;-&gt;</text:span> – вправо, <text:span text:style-name="T1">o-o </text:span>– вперед, <text:span text:style-name="T1">~-~</text:span> – назад; если робот сталкивается с препятствием, то он ломается.</text:p>
            </text:list-item>
            <text:list-item>
              <text:p text:style-name="P27">Измерение расстояния до первого препятствия в заданном направлении ^-0 – вверх, <text:span text:style-name="T1">v-0 </text:span>– вниз, <text:span text:style-name="T1">&lt;-0 </text:span>– влево, <text:span text:style-name="T1">&gt;-0 </text:span>– вправо, <text:span text:style-name="T1">o-0</text:span> – вперед, <text:span text:style-name="T1">~-0</text:span> – назад;</text:p>
            </text:list-item>
          </text:list>
        </text:list-item>
        <text:list-item>
          <text:p text:style-name="P27">Действия робота могут задаваться последовательностью операторов в фигурных скобках<text:span text:style-name="T5"> </text:span><text:span text:style-name="T22">(одно действие можно без них)</text:span><text:span text:style-name="T5">, если в </text:span>последовательности встречаются операторы получения информации о расстоянии до препятствий, то группа операторов возвращается матрицу ячеек с относительно последнего местоположения робота.</text:p>
          <text:list>
            <text:list-item>
              <text:p text:style-name="P14">{&lt;оператор управления роботом 1&gt;; [...]}</text:p>
            </text:list-item>
            <text:list-item>
              <text:p text:style-name="P27">Для последовательности определён оператор прерывания выполнения последовательности, если в соседней ячейке (для оператора обзора) обнаружено препятствие - &gt;_&lt; </text:p>
              <text:list>
                <text:list-item>
                  <text:p text:style-name="P27">Пример: <text:span text:style-name="T1">{^-^;o-0;&gt;-&lt;;o-o}</text:span> - переместиться вверх; посмотреть вперед; остановиться, если в соседней клетке препятствие, иначе продолжить выполнение программы; переместиться вперед.</text:p>
                </text:list-item>
              </text:list>
            </text:list-item>
            <text:list-item>
              <text:p text:style-name="P27">Оператор получения текущего местоположения робота - *_*; возвращает переменную ячейку с координатами.</text:p>
            </text:list-item>
          </text:list>
        </text:list-item>
        <text:list-item>
          <text:p text:style-name="P27">Описатель функции</text:p>
          <text:list>
            <text:list-item>
              <text:p text:style-name="P27"><text:span text:style-name="T1">[&lt;тип возвращаемого значения 1&gt; kansu &lt;имя функции&gt; ([&lt;тип переменной 1&gt; &lt;имя переменной 1&gt; [,...]) kido предложения языка shushi</text:span>. Функция является отдельной областью видимости, параметры передаются в функц<text:span text:style-name="T5">ию по значению </text:span><text:span text:style-name="T23">(массивы по ссылке)</text:span><text:span text:style-name="T5">; возвра</text:span>щаемые значения передаются из функции по значению. Функция может быть объявлена в любом месте программы, при объявлении она не выполняе<text:span text:style-name="T5">тся. </text:span><text:span text:style-name="T24">Можно объявить функцию в функции.</text:span></text:p>
            </text:list-item>
          </text:list>
        </text:list-item>
        <text:list-item>
          <text:p text:style-name="P27">Оператор вызова функции</text:p>
          <text:list>
            <text:list-item>
              <text:p text:style-name="P27"><text:span text:style-name="T1">&lt;имя функции&gt; (&lt;выражение 1&gt;,...)</text:span>, вызов процедуры может быть в любом месте программы ( в том числе до ее объявление).</text:p>
            </text:list-item>
          </text:list>
        </text:list-item>
        <text:list-item>
          <text:p text:style-name="P15">Комментарий # <text:span text:style-name="T30">ю</text:span>*</text:p>
        </text:list-item>
        <text:list-item>
          <text:p text:style-name="P15">moduru — возврат из функции</text:p>
        </text:list-item>
      </text:list>
      <text:p text:style-name="Standard"/>
      <text:p text:style-name="Standard"><text:tab/>Предложение языка завершается символом ‘;’. Язык является регистрозависимым,</text:p>
      <text:p text:style-name="Standard"/>
      <text:p text:style-name="Standard">2. Разработать с помощью flex и bison интерпретатор разработанного языка. При работе интерпретатора следует обеспечить контроль корректности применения языковых конструкций (например, инкремент/декремент константы); грамматика языка должна быть по возможности однозначной.</text:p>
      <text:p text:style-name="Standard"/>
      <text:p text:style-name="Standard">3. На разработанном формальном языке написать программу для поиска роботом выхода из</text:p>
      <text:p text:style-name="P9"><text:soft-page-break/>лабиринта. Описание лабиринта и начальное положение робота задается в текстовом файле.</text:p>
      <text:p text:style-name="P31"/>
      <text:p text:style-name="P9"><text:span text:style-name="T25">Вывод в консоль</text:span><text:span text:style-name="T23"> — </text:span><text:span text:style-name="T25">оператор</text:span><text:span text:style-name="T23"> senden </text:span><text:span text:style-name="T25">…;</text:span></text:p>
      <text:p text:style-name="P4"/>
      <text:p text:style-name="P22"/>
      <text:p text:style-name="P25">Приоритеты операторов</text:p>
      <text:list xml:id="list2958882054" text:style-name="L5">
        <text:list-item>
          <text:p text:style-name="P36"><text:span text:style-name="T12">~</text:span></text:p>
        </text:list-item>
        <text:list-item>
          <text:p text:style-name="P36"><text:span text:style-name="T12">+/-</text:span></text:p>
        </text:list-item>
        <text:list-item>
          <text:p text:style-name="P36"><text:span text:style-name="T12">&lt;/&gt;</text:span></text:p>
        </text:list-item>
        <text:list-item>
          <text:p text:style-name="P36"><text:span text:style-name="T12">^</text:span></text:p>
        </text:list-item>
        <text:list-item>
          <text:p text:style-name="P26"><text:span text:style-name="T31">v</text:span></text:p>
        </text:list-item>
      </text:list>
      <text:p text:style-name="P5"/>
      <text:p text:style-name="P1"/>
      <text:p text:style-name="P1">Алгоритм нахождения <text:span text:style-name="T4">пути до</text:span> выхода из лабиринта</text:p>
      <text:p text:style-name="P2">Храним <text:span text:style-name="T26">матрицу</text:span> размера лабиринта, также массив с выходами. </text:p>
      <text:p text:style-name="P2">В матрице точки бывают чёрные, серые, белые.</text:p>
      <text:p text:style-name="P2">Первоначально все — белые.</text:p>
      <text:p text:style-name="P6"><text:span text:style-name="T8">Если все соседние </text:span><text:span text:style-name="T9">(по граням)</text:span><text:span text:style-name="T8"> открыты </text:span><text:span text:style-name="T6">(чёрные или серые)</text:span><text:span text:style-name="T8">, то вершина окрашивается в чёрный.</text:span></text:p>
      <text:p text:style-name="P3"/>
      <text:p text:style-name="P3">Измеряем расстояния в 6 направлениях, заносим в <text:span text:style-name="T26">матрицу</text:span>.</text:p>
      <text:p text:style-name="P3"/>
      <text:p text:style-name="P3"><text:tab/><text:span text:style-name="T26">Пополнение</text:span></text:p>
      <text:list xml:id="list3449795581" text:style-name="L3">
        <text:list-item>
          <text:p text:style-name="P18">Основная функция</text:p>
          <text:list>
            <text:list-item>
              <text:p text:style-name="P18">Пока Истина</text:p>
              <text:list>
                <text:list-item>
                  <text:p text:style-name="P32"><text:span text:style-name="T6">Вычисляем </text:span><text:span text:style-name="T10">любой </text:span><text:span text:style-name="T6">серый куб. Пускаем волну (алгоритм Ли), едем туда, по дороге в каждом кубе </text:span><text:span text:style-name="T11">пополняя</text:span><text:span text:style-name="T6"> </text:span><text:span text:style-name="T11">матрицу</text:span><text:span text:style-name="T6">.</text:span></text:p>
                </text:list-item>
              </text:list>
            </text:list-item>
          </text:list>
        </text:list-item>
      </text:list>
      <text:p text:style-name="P3"/>
      <text:list xml:id="list3013216282352" text:continue-numbering="true" text:style-name="L3">
        <text:list-item>
          <text:p text:style-name="P19">Функция пополнения матрицы</text:p>
          <text:list>
            <text:list-item>
              <text:p text:style-name="P32"><text:span text:style-name="T6">Измеряем расстояния в 6 направлениях. Совершаем </text:span><text:span text:style-name="T7">итерацию</text:span><text:span text:style-name="T6"> по каждому открытому кубу, если он не занесён а </text:span><text:span text:style-name="T11">матрицу</text:span><text:span text:style-name="T13">, то</text:span></text:p>
              <text:list>
                <text:list-item>
                  <text:p text:style-name="P33"><text:span text:style-name="T12">заносим, помечаем серым, проверяем, если все соседи серые, красим в чёрный. Проверяем возможность окраса в чёрный для каждого из </text:span><text:span text:style-name="T14">6</text:span><text:span text:style-name="T12"> соседей </text:span><text:span text:style-name="T14">(по граням)</text:span><text:span text:style-name="T12">.</text:span></text:p>
                  <text:p text:style-name="P20"/>
                </text:list-item>
              </text:list>
            </text:list-item>
          </text:list>
        </text:list-item>
      </text:list>
      <text:p text:style-name="P7"><text:span text:style-name="T13">М</text:span><text:span text:style-name="T12">ассив mazeMartix:</text:span></text:p>
      <text:p text:style-name="P7"><text:span text:style-name="T12">0 элемент цвет </text:span><text:span text:style-name="T17">seisu</text:span><text:span text:style-name="T12">: </text:span><text:span text:style-name="T15">2</text:span><text:span text:style-name="T12"> — черный, 1 — серый, </text:span><text:span text:style-name="T15">0 – </text:span><text:span text:style-name="T12">белый</text:span></text:p>
      <text:p text:style-name="P7"><text:span text:style-name="T12">1 элемент препятствие </text:span><text:span text:style-name="T17">ronri</text:span></text:p>
      <text:p text:style-name="P8"><text:span text:style-name="T18">2 элемент — ячейка, где есть выход </text:span><text:span text:style-name="T17">ronri</text:span></text:p>
      <text:p text:style-name="P21">3 элемент — расстояние при запуске волны</text:p>
      <text:p text:style-name="P21"/>
      <text:p text:style-name="P25">Вывод памяти робота:</text:p>
      <text:p text:style-name="P35"><text:span text:style-name="T16">Вывод клетки</text:span></text:p>
      <text:p text:style-name="P35"><text:span text:style-name="T16">цвет</text:span></text:p>
      <text:p text:style-name="P35"><text:span text:style-name="T16">клетка — препятствие?</text:span></text:p>
      <text:p text:style-name="P23">Клетка — выход?</text:p>
      <text:p text:style-name="P23">Расстояние по Ли</text:p>
      <text:p text:style-name="P23"/>
      <text:p text:style-name="P25">Номера операций управления роботом:</text:p>
      <text:list xml:id="list1279854765" text:style-name="L6">
        <text:list-header>
          <text:p text:style-name="P24">0. ^ вверх</text:p>
          <text:list>
            <text:list-item>
              <text:p text:style-name="P24">v вниз</text:p>
            </text:list-item>
            <text:list-item>
              <text:p text:style-name="P24">&lt; влево</text:p>
            </text:list-item>
            <text:list-item>
              <text:p text:style-name="P24">&gt; вправо</text:p>
            </text:list-item>
            <text:list-item>
              <text:p text:style-name="P24"><text:soft-page-break/>o вперёд</text:p>
            </text:list-item>
            <text:list-item>
              <text:p text:style-name="P24">~ назад</text:p>
            </text:list-item>
          </text:list>
        </text:list-header>
      </text:list>
      <text:p text:style-name="P38"><text:span text:style-name="T12"/></text:p>
      <text:p text:style-name="P37"><text:span text:style-name="T12"/></text:p>
      <text:p text:style-name="P16"><text:span text:style-name="T18">Примеры аргументов для запуска:</text:span></text:p>
      <text:p text:style-name="P16"/>
      <text:p text:style-name="P39">SakePrograms/bubble.sake</text:p>
      <text:p text:style-name="P39">(Сортировка пузырьком)</text:p>
      <text:p text:style-name="P39"/>
      <text:p text:style-name="P41">SakePrograms/fibonachi.sake</text:p>
      <text:p text:style-name="P41">(<text:span text:style-name="T32">Фибоначчи рекурсия</text:span>)</text:p>
      <text:p text:style-name="P39"/>
      <text:p text:style-name="P39">SakePrograms/bubbleErr.sake</text:p>
      <text:p text:style-name="P39">(Сортировка пузырьком с большим количеством ошибок) </text:p>
      <text:p text:style-name="P39"/>
      <text:p text:style-name="P39">SakePrograms/Robot/Minotaur.sake tests/mazes/simplem1.maze 1</text:p>
      <text:p text:style-name="P42">(Простой лабиринт)</text:p>
      <text:p text:style-name="P42"/>
      <text:p text:style-name="P40">SakePrograms/Robot/Minotaur.sake tests/mazes/simplem1.maze 1</text:p>
      <text:p text:style-name="P42">(Простой лабиринт с попаданием в тупик)</text:p>
      <text:p text:style-name="P42"/>
      <text:p text:style-name="P42">SakePrograms/Robot/MinotaurHardcore.sake tests/mazes/hardcore.maze 1</text:p>
      <text:p text:style-name="P42">(Большой сложный лабиринт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3:57:07.578884183</meta:creation-date>
    <dc:date>2020-05-18T00:30:12.786373785</dc:date>
    <meta:editing-duration>P7DT3H24M28S</meta:editing-duration>
    <meta:editing-cycles>25</meta:editing-cycles>
    <meta:generator>LibreOffice/6.3.5.2$Linux_X86_64 LibreOffice_project/30$Build-2</meta:generator>
    <meta:document-statistic meta:table-count="0" meta:image-count="0" meta:object-count="0" meta:page-count="4" meta:paragraph-count="107" meta:word-count="958" meta:character-count="7145" meta:non-whitespace-character-count="6324"/>
  </office:meta>
</office:document-meta>
</file>